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8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7cm" draw:z-index="0"><draw:image xlink:href="../../odt_eng/images/0091.PNG" xlink:type="simple" xlink:show="embed" xlink:actuate="onLoad"/></draw:frame></text:span></text:span></text:p>
          </table:table-cell>
          <table:table-cell table:style-name="Таблица1.B1" office:value-type="string">
            <text:h text:style-name="P8" text:outline-level="1">Normally open controllable key type 1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1" text:anchor-type="as-char" svg:width="6.773cm" svg:height="1.268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Объект4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input signal (or the vector of signals),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is for unit output signal (or the vector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top</text:span></text:span><text:span text:style-name="Основной_20_шрифт_20_абзаца"><text:span text:style-name="T3">. In the process of calculation the image of the unit changes depending on the availability of a control signal: the key is </text:span></text:span><text:span text:style-name="Основной_20_шрифт_20_абзаца"><text:span text:style-name="T3">normally </text:span></text:span><text:span text:style-name="Основной_20_шрифт_20_абзаца"><text:span text:style-name="T5">open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closed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6"><text:span text:style-name="Основной_20_шрифт_20_абзаца"><text:span text:style-name="T7"><draw:frame draw:style-name="fr3" draw:name="Графический объект3" text:anchor-type="as-char" svg:width="6.56cm" svg:height="2.859cm" draw:z-index="0"><draw:image xlink:href="../../odt_eng/images/0091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6"><text:span text:style-name="Основной_20_шрифт_20_абзаца"><text:span text:style-name="T7"><draw:frame draw:style-name="fr2" draw:name="Графический объект4" text:anchor-type="as-char" svg:width="6.59cm" svg:height="2.78cm" draw:z-index="0"><draw:image xlink:href="../../odt_eng/images/0091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<text:s/>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  <text:p text:style-name="Text_20_body"><text:span text:style-name="Основной_20_шрифт_20_абзаца"><text:span text:style-name="T6">Notes:</text:span></text:span><text:span text:style-name="Основной_20_шрифт_20_абзаца"><text:span text:style-name="T2"> since the key (submodel) algorithm is implemented by means of “Multiplier” unit then, when a control signal different from 1 is delivered, a signal equal to the product of <text:s/></text:span></text:span><text:span text:style-name="Основной_20_шрифт_20_абзаца"><text:span text:style-name="T2"><draw:frame draw:style-name="fr4" draw:name="Объект5" text:anchor-type="as-char" svg:width="1.064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2"> by the value of control signal will appear at the unit output.</text:span></text:span>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разомкнутый тип 1</dc:title>
    <meta:creation-date>2012-01-25T10:13:00</meta:creation-date>
    <dc:date>2012-03-04T21:24:25.98</dc:date>
    <meta:editing-cycles>51</meta:editing-cycles>
    <meta:editing-duration>PT2H46M31S</meta:editing-duration>
    <dc:creator>Александр </dc:creator>
    <meta:document-statistic meta:table-count="2" meta:image-count="4" meta:object-count="4" meta:page-count="1" meta:paragraph-count="16" meta:word-count="170" meta:character-count="98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1.odt/Normal.dotm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0,</math:mn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i>x</math:mi>
                  <math:mrow>
                    <math:mo math:stretchy="false">(</math:mo>
                    <math:mi>t</math:mi>
                    <math:mo math:stretchy="false">)</math:mo>
                  </math:mrow>
                  <math:mi>,</math:mi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0,    ~ if ~ Control(t) = 0; #
alignl x(t), ~ if ~ Control(t) = 1;}  right none
</math:annotation>
  </math:semantics>
</math: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